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Verdana" fo:font-size="14pt" style:font-size-asian="14pt" style:font-size-complex="14pt"/>
    </style:style>
    <style:style style:name="T2" style:family="text">
      <style:text-properties style:font-name="Verdana" fo:font-size="14pt" fo:font-weight="bold" style:font-size-asian="14pt" style:font-weight-asian="bold" style:font-size-complex="14pt" style:font-weight-complex="bold"/>
    </style:style>
    <style:style style:name="T3" style:family="text">
      <style:text-properties style:font-name="Verdana" fo:font-size="12pt" style:font-size-asian="12pt" style:font-size-complex="12pt"/>
    </style:style>
    <style:style style:name="T4" style:family="text">
      <style:text-properties style:font-name="Verdana"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Systemd</text:span><text:span text:style-name="T1"> <text:s/><text:line-break/><text:line-break/><text:line-break/>Zusammenfassung von Kapitel 10 aus:<text:line-break/><text:line-break/></text:span><text:a xlink:type="simple" xlink:href="https://www.tuxcademy.org/download/de/adm1/adm1-de-manual.pdf" text:style-name="Internet_20_link" text:visited-style-name="Visited_20_Internet_20_Link"><text:span text:style-name="T3">https://www.tuxcademy.org/download/de/adm1/adm1-de-manual.pdf</text:span></text:a></text:p>
      <text:p text:style-name="Standard"><text:span text:style-name="T1"><text:line-break/><text:line-break/></text:span><text:span text:style-name="T4">Ergänzende Informationen finden Sie auch im Begleitbuch ab Seite 52 und </text:span><text:a xlink:type="simple" xlink:href="https://wiki.ubuntuusers.de/systemd/" text:style-name="Internet_20_link" text:visited-style-name="Visited_20_Internet_20_Link"><text:span text:style-name="T4">https://wiki.ubuntuusers.de/systemd/</text:span></text:a><text:span text:style-name="T4"> </text:span><text:span text:style-name="T1"><text:line-break/><text:line-break/><text:line-break/><text:line-break/>Ähnlich wie Upstart löst systemd sich von den starren Vorgaben von System-V-Init, aber setzt verschiedene Konzepte für die Aktivierung und Kontrolle von Diensten mit wesentlich größerer Konsequenz um als Upstart. Systemd wird von allen wesentlichen Linux-Distributionen als Standard-Init-System angesehen. Bei vielen – etwa Debian, Fedora, RHEL, CentOS, openSUSE und SLES – ist es mittlerweile vorinstalliert. Sogar Ubuntu, eigentlich Haupturheber von Upstart, hat sich inzwischen für systemd erklärt. <text:line-break/><text:line-break/><text:line-break/>Systemd verwendet „Units“ (Dienste/Geraete). Sogenannte Ziele (targets) treten an die Stelle der Runlevel von SysV-Init. Zum Beispiel gibt es ein Ziel multiuser.target, das dem Runlevel 3 im „klassischen“ Schema entspricht. Zum Beispiel könnte ein Ziel namens bluetooth.target angefordert werden, wenn ein USB-Bluetooth-Adapter eingesteckt wird, und die nötige Software dafür starten. (System-V-Init startet die Bluetooth-Software, sofern sie konfiguriert ist, unabhängig davon, ob tatsächlich Bluetooth-Hardware zur Verfügung steht.) Außerdem hat systemd noch weitere interessante Eigenschaften, die System-V-Init und Upstart nicht zu bieten haben. Unter anderem:<text:line-break/><text:line-break/><text:line-break/>Systemd unterstützt die Aktivierung von Diensten „bei Bedarf“ nicht nur in Abhängigkeit von erkannter Hardware (wie beim Bluetooth-Beispiel oben),sondern zum Beispiel auch über Netzwerkverbindungen.<text:line-break/><text:line-break/><text:line-break/><text:line-break/></text:span><text:soft-page-break/><text:span text:style-name="T1">Systemd erlaubt eine sehr umfangreiche Kontrolle der gestarteten Dienste, etwa was die Prozessumgebung, Ressourcenlimits und Ähnliches angeht. Dazu gehören auch Sicherheitsverbesserungen, etwa indem Dienste nur eingeschränkten Zugriff auf das Dateisystem erhalten oder ein privates /tmp-Verzeichnis oder eine private Netzwerkumgebung zugeordnet bekommen. <text:line-break/><text:line-break/><text:line-break/>Systemd verwendet einen Mechanismus des Linux-Kerns, um sicherzustellen, dass zum Beispiel beim Stoppen von Diensten alle dazugehörigen Prozesse beendet werden.<text:line-break/><text:line-break/><text:line-break/>Systemd kümmert sich auf Wunsch um die Protokollausgabe von Diensten.<text:line-break/><text:line-break/><text:line-break/>Systemd erleichtert die Wartung von Konfigurationen, indem Voreinstellungen der Distribution und lokale Anpassungen sauber getrennt werden. <text:line-break/><text:line-break/><text:line-break/>Systemd ist auf maximale Kompatibilität zu System-V-Init und anderen „Traditionen“ getrimmt. Zum Beispiel unterstützt er die Init-Skripte von System-V-Init, wenn für einen Dienst keine systemd-eigene Konfigurationsdatei zur Verfügung steht, oder entnimmt die beim Systemstart einzuhängenden Dateisysteme der Datei /etc/fstab. Sie können das Kommando systemctl verwenden, um mit einem laufenden systemd zu interagieren, etwa um Dienste gezielt zu starten oder anzuhal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6T08:49:29.45</meta:creation-date>
    <dc:date>2020-05-06T11:51:31.05</dc:date>
    <meta:editing-duration>PT1H50M24S</meta:editing-duration>
    <meta:editing-cycles>5</meta:editing-cycles>
    <meta:generator>OpenOffice/4.1.7$Win32 OpenOffice.org_project/417m1$Build-9800</meta:generator>
    <meta:document-statistic meta:table-count="0" meta:image-count="0" meta:object-count="0" meta:page-count="2" meta:paragraph-count="2" meta:word-count="340" meta:character-count="2805"/>
  </office:meta>
</office:document-meta>
</file>